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/>
    </style:style>
    <style:style style:name="P2" style:family="paragraph" style:parent-style-name="List_20_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3" style:family="paragraph" style:parent-style-name="Standard"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text-properties fo:font-size="24pt" fo:language="en" fo:country="US" style:font-size-asian="24pt" style:font-size-complex="24pt"/>
    </style:style>
    <style:style style:name="P5" style:family="paragraph" style:parent-style-name="Standard">
      <style:text-properties fo:font-size="24pt" style:font-size-asian="24pt" style:font-size-complex="24pt"/>
    </style:style>
    <style:style style:name="P6" style:family="paragraph" style:parent-style-name="Standard">
      <style:text-properties fo:font-size="22pt" fo:language="en" fo:country="US" fo:font-weight="bold" style:font-size-asian="22pt" style:font-weight-asian="bold" style:font-size-complex="22pt"/>
    </style:style>
    <style:style style:name="P7" style:family="paragraph" style:parent-style-name="Standard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/>
    </style:style>
    <style:style style:name="P8" style:family="paragraph" style:parent-style-name="Standard">
      <style:text-properties fo:font-size="22pt" fo:language="en" fo:country="US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P9" style:family="paragraph" style:parent-style-name="Standard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10" style:family="paragraph" style:parent-style-name="Standard">
      <style:text-properties fo:font-size="14pt" fo:font-style="italic" fo:font-weight="bold" style:font-size-asian="14pt" style:font-style-asian="italic" style:font-weight-asian="bold" style:font-name-complex="Calibri1" style:font-size-complex="14pt"/>
    </style:style>
    <style:style style:name="P11" style:family="paragraph" style:parent-style-name="Standard">
      <style:paragraph-properties fo:margin-top="0.049cm" fo:margin-bottom="0cm"/>
    </style:style>
    <style:style style:name="P12" style:family="paragraph" style:parent-style-name="Standard">
      <style:paragraph-properties fo:margin-top="0.049cm" fo:margin-bottom="0cm" fo:line-height="100%"/>
    </style:style>
    <style:style style:name="P13" style:family="paragraph" style:parent-style-name="Standard">
      <style:paragraph-properties fo:margin-top="0.049cm" fo:margin-bottom="0cm"/>
      <style:text-properties style:font-name="Times New Roman" fo:font-size="13pt" fo:font-style="normal" style:font-name-asian="Times New Roman1" style:font-size-asian="13pt" style:language-asian="pt" style:country-asian="BR" style:font-style-asian="normal" style:font-name-complex="Times New Roman1" style:font-size-complex="13pt" style:font-style-complex="normal"/>
    </style:style>
    <style:style style:name="P14" style:family="paragraph" style:parent-style-name="Standard">
      <style:paragraph-properties fo:margin-top="0.049cm" fo:margin-bottom="0cm" fo:line-height="100%"/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P16" style:family="paragraph" style:parent-style-name="Standard">
      <style:paragraph-properties fo:break-before="page"/>
      <style:text-properties fo:font-size="22pt" fo:language="en" fo:country="US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P17" style:family="paragraph" style:parent-style-name="List_20_Paragraph" style:list-style-name="WWNum11">
      <style:text-properties fo:font-size="24pt" fo:language="en" fo:country="US" style:font-size-asian="24pt" style:font-size-complex="24pt"/>
    </style:style>
    <style:style style:name="P18" style:family="paragraph" style:parent-style-name="List_20_Paragraph" style:list-style-name="WWNum15"/>
    <style:style style:name="P19" style:family="paragraph" style:parent-style-name="List_20_Paragraph" style:list-style-name="WWNum15">
      <style:text-properties fo:font-size="22pt" style:font-size-asian="22pt" style:font-size-complex="22pt"/>
    </style:style>
    <style:style style:name="P20" style:family="paragraph" style:parent-style-name="List_20_Paragraph" style:list-style-name="WWNum28">
      <style:text-properties fo:font-size="22pt" style:font-size-asian="22pt" style:font-size-complex="22pt"/>
    </style:style>
    <style:style style:name="P21" style:family="paragraph" style:parent-style-name="List_20_Paragraph" style:list-style-name="WWNum2">
      <style:text-properties fo:font-size="22pt" fo:font-weight="bold" style:font-size-asian="22pt" style:font-weight-asian="bold" style:font-size-complex="22pt"/>
    </style:style>
    <style:style style:name="P22" style:family="paragraph" style:parent-style-name="Standard" style:master-page-name="Standard">
      <style:paragraph-properties style:page-number="auto"/>
      <style:text-properties fo:font-size="36pt" fo:language="en" fo:country="US" fo:font-weight="bold" style:font-size-asian="36pt" style:font-weight-asian="bold" style:font-size-complex="36pt"/>
    </style:style>
    <style:style style:name="P23" style:family="paragraph" style:parent-style-name="Standard">
      <style:text-properties fo:font-size="24pt" fo:language="en" fo:country="US" style:font-size-asian="24pt" style:font-size-complex="24pt"/>
    </style:style>
    <style:style style:name="P24" style:family="paragraph" style:parent-style-name="Standard">
      <style:paragraph-properties fo:text-align="center" style:justify-single-word="false"/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P2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6" style:family="paragraph" style:parent-style-name="Standard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/>
    </style:style>
    <style:style style:name="P27" style:family="paragraph" style:parent-style-name="Standard">
      <style:text-properties fo:font-size="22pt" fo:font-style="italic" style:text-underline-style="solid" style:text-underline-width="auto" style:text-underline-color="font-color" style:font-size-asian="22pt" style:font-style-asian="italic" style:font-size-complex="22pt"/>
    </style:style>
    <style:style style:name="P28" style:family="paragraph" style:parent-style-name="Standard">
      <style:text-properties fo:font-size="14pt" fo:font-style="italic" fo:font-weight="bold" style:font-size-asian="14pt" style:font-style-asian="italic" style:font-weight-asian="bold" style:font-name-complex="Calibri1" style:font-size-complex="14pt"/>
    </style:style>
    <style:style style:name="P29" style:family="paragraph" style:parent-style-name="Standard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0" style:family="paragraph" style:parent-style-name="Standard" style:list-style-name="WWNum23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1" style:family="paragraph" style:parent-style-name="Standard">
      <style:paragraph-properties fo:margin-top="0.049cm" fo:margin-bottom="0cm" fo:line-height="100%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2" style:family="paragraph" style:parent-style-name="Standard" style:list-style-name="WWNum26">
      <style:paragraph-properties fo:margin-top="0.049cm" fo:margin-bottom="0cm" fo:line-height="100%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3" style:family="paragraph" style:parent-style-name="Standard" style:list-style-name="WWNum17">
      <style:paragraph-properties fo:margin-top="0.049cm" fo:margin-bottom="0cm" fo:line-height="100%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4" style:family="paragraph" style:parent-style-name="Standard" style:list-style-name="WWNum18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5" style:family="paragraph" style:parent-style-name="Standard" style:list-style-name="WWNum25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6" style:family="paragraph" style:parent-style-name="Standard" style:list-style-name="WWNum9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7" style:family="paragraph" style:parent-style-name="Standard" style:list-style-name="WWNum5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8" style:family="paragraph" style:parent-style-name="Standard" style:list-style-name="WWNum8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39" style:family="paragraph" style:parent-style-name="Standard" style:list-style-name="WWNum4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0" style:family="paragraph" style:parent-style-name="Standard" style:list-style-name="WWNum22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1" style:family="paragraph" style:parent-style-name="Standard" style:list-style-name="WWNum6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2" style:family="paragraph" style:parent-style-name="Standard" style:list-style-name="WWNum3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3" style:family="paragraph" style:parent-style-name="Standard" style:list-style-name="WWNum19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4" style:family="paragraph" style:parent-style-name="Standard" style:list-style-name="WWNum16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5" style:family="paragraph" style:parent-style-name="Standard" style:list-style-name="WWNum24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6" style:family="paragraph" style:parent-style-name="Standard" style:list-style-name="WWNum21">
      <style:paragraph-properties fo:margin-top="0.049cm" fo:margin-bottom="0cm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47" style:family="paragraph" style:parent-style-name="Standard">
      <style:paragraph-properties fo:margin-top="0.049cm" fo:margin-bottom="0cm"/>
      <style:text-properties style:font-name="Times New Roman" fo:font-size="13pt" style:text-underline-style="solid" style:text-underline-width="auto" style:text-underline-color="font-color" style:font-name-asian="Times New Roman1" style:font-size-asian="13pt" style:language-asian="pt" style:country-asian="BR" style:font-name-complex="Times New Roman1" style:font-size-complex="13pt"/>
    </style:style>
    <style:style style:name="P48" style:family="paragraph" style:parent-style-name="Standard" style:list-style-name="WWNum21">
      <style:paragraph-properties fo:margin-top="0.049cm" fo:margin-bottom="0cm"/>
      <style:text-properties style:font-name="Times New Roman" fo:font-size="13pt" fo:font-style="normal" style:font-name-asian="Times New Roman1" style:font-size-asian="13pt" style:language-asian="pt" style:country-asian="BR" style:font-style-asian="normal" style:font-name-complex="Times New Roman1" style:font-size-complex="13pt" style:font-style-complex="normal"/>
    </style:style>
    <style:style style:name="P49" style:family="paragraph" style:parent-style-name="Standard">
      <style:paragraph-properties fo:margin-top="0.049cm" fo:margin-bottom="0cm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50" style:family="paragraph" style:parent-style-name="Standard" style:list-style-name="WWNum10">
      <style:paragraph-properties fo:margin-top="0.049cm" fo:margin-bottom="0cm"/>
    </style:style>
    <style:style style:name="P51" style:family="paragraph" style:parent-style-name="Standard">
      <style:paragraph-properties fo:margin-top="0.049cm" fo:margin-bottom="0cm"/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P52" style:family="paragraph" style:parent-style-name="Standard">
      <style:paragraph-properties fo:margin-left="0cm" fo:margin-right="0cm" fo:margin-top="0.049cm" fo:margin-bottom="0cm" fo:text-indent="1.09cm" style:auto-text-indent="false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53" style:family="paragraph" style:parent-style-name="Standard">
      <style:paragraph-properties fo:margin-left="0cm" fo:margin-right="0cm" fo:margin-top="0.049cm" fo:margin-bottom="0cm" fo:line-height="100%" fo:text-indent="1.09cm" style:auto-text-indent="false"/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P54" style:family="paragraph" style:parent-style-name="Standard">
      <style:paragraph-properties fo:margin-left="0cm" fo:margin-right="0cm" fo:margin-top="0.049cm" fo:margin-bottom="0cm" fo:text-indent="0cm" style:auto-text-indent="false"/>
      <style:text-properties style:font-name="Times New Roman" fo:font-size="13pt" style:text-underline-style="none" style:font-name-asian="Times New Roman1" style:font-size-asian="13pt" style:language-asian="pt" style:country-asian="BR" style:font-name-complex="Times New Roman1" style:font-size-complex="13pt"/>
    </style:style>
    <style:style style:name="P55" style:family="paragraph" style:parent-style-name="Standard">
      <style:paragraph-properties fo:break-before="page"/>
      <style:text-properties fo:font-size="22pt" fo:font-style="italic" style:text-underline-style="solid" style:text-underline-width="auto" style:text-underline-color="font-color" style:font-size-asian="22pt" style:font-style-asian="italic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size="22pt" fo:language="en" fo:country="US" fo:font-style="italic" style:text-underline-style="solid" style:text-underline-width="auto" style:text-underline-color="font-color" style:font-size-asian="22pt" style:font-style-asian="italic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/>
    </style:style>
    <style:style style:name="T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7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T12" style:family="text">
      <style:text-properties style:font-name="Times New Roman" fo:font-size="13pt" fo:font-weight="bold" style:font-name-asian="Times New Roman1" style:font-size-asian="13pt" style:language-asian="pt" style:country-asian="BR" style:font-weight-asian="bold" style:font-name-complex="Times New Roman1" style:font-size-complex="13pt" style:font-weight-complex="bold"/>
    </style:style>
    <style:style style:name="T13" style:family="text">
      <style:text-properties style:font-name="Times New Roman" fo:font-size="13pt" style:font-name-asian="Times New Roman1" style:font-size-asian="13pt" style:language-asian="pt" style:country-asian="BR" style:font-name-complex="Times New Roman1" style:font-size-complex="13pt"/>
    </style:style>
    <style:style style:name="T14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pt" style:country-asian="BR" style:font-name-complex="Times New Roman1" style:font-size-complex="12pt"/>
    </style:style>
    <style:style style:name="T16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mputação Concorrente</text:p>
      <text:p text:style-name="P4">Professora: Silvana Rosseto</text:p>
      <text:p text:style-name="P3"/>
      <text:p text:style-name="P24">Primeiro trabalho de implementação</text:p>
      <text:p text:style-name="P25">Aplicação sequencial e concorrente para operações com matrizes, usando redutores</text:p>
      <text:p text:style-name="P5"/>
      <text:p text:style-name="P4">Autores:</text:p>
      <text:list xml:id="list41637866" text:style-name="WWNum11">
        <text:list-item>
          <text:p text:style-name="P17">André Felipe de Paiva Cardozo</text:p>
        </text:list-item>
        <text:list-item>
          <text:p text:style-name="P17">Gabriel Almeida</text:p>
        </text:list-item>
      </text:list>
      <text:p text:style-name="P4"/>
      <text:p text:style-name="P4">Data de Entrega: 17/05/2012</text:p>
      <text:p text:style-name="P6"/>
      <text:p text:style-name="P6"/>
      <text:p text:style-name="P6"/>
      <text:p text:style-name="P7"/>
      <text:p text:style-name="P7"><text:soft-page-break/>Sumário:</text:p>
      <text:list xml:id="list41657859" text:style-name="WWNum15">
        <text:list-header>
          <text:p text:style-name="P18"><text:span text:style-name="T4"/></text:p>
        </text:list-header>
        <text:list-item>
          <text:p text:style-name="P18"><text:span text:style-name="T4">Compilação e Uso</text:span></text:p>
        </text:list-item>
        <text:list-item>
          <text:p text:style-name="P18"><text:span text:style-name="T4">Estratégias</text:span><text:span text:style-name="T2"> </text:span><text:span text:style-name="T4">utilizadas</text:span></text:p>
          <text:list>
            <text:list-item>
              <text:p text:style-name="P19"><text:s/><text:tab/>Código sequencial</text:p>
            </text:list-item>
            <text:list-item>
              <text:p text:style-name="P19">Código concorrente</text:p>
            </text:list-item>
          </text:list>
        </text:list-item>
        <text:list-item>
          <text:p text:style-name="P19">Dificuldades Encontradas</text:p>
        </text:list-item>
        <text:list-item>
          <text:p text:style-name="P19">Documentação do código</text:p>
          <text:list>
            <text:list-item>
              <text:p text:style-name="P19"><text:s/><text:tab/>Estruturas</text:p>
            </text:list-item>
            <text:list-item>
              <text:p text:style-name="P19">Arquivos</text:p>
            </text:list-item>
            <text:list-item>
              <text:p text:style-name="P19"><text:s/><text:tab/>Funções</text:p>
            </text:list-item>
            <text:list-item>
              <text:p text:style-name="P19">Variáveis<text:tab/></text:p>
            </text:list-item>
          </text:list>
        </text:list-item>
        <text:list-item>
          <text:p text:style-name="P19">Média de Tempos de execução</text:p>
        </text:list-item>
        <text:list-item>
          <text:p text:style-name="P19">Descrição dos testes realizados</text:p>
        </text:list-item>
      </text:list>
      <text:p text:style-name="P9"/>
      <text:p text:style-name="P9"/>
      <text:p text:style-name="P9"/>
      <text:p text:style-name="P27"><text:soft-page-break/>Compilação e Uso</text:p>
      <text:list xml:id="list41640443" text:style-name="WWNum23">
        <text:list-item>
          <text:p text:style-name="P30">Todos os comandos necessários para se compilar todo o conjunto foram resumidos no arquivo 'compila', que pode ser executado com o comando 'bash' do Linux, e gerará um arquivo executável chamado 'redutor'. Para executar, deve-se escolher o tipo de execução na chamada do programa gerado (1 para Sequencial e 2 para Concorrente). A entrada da matriz é feita pela entrada padrão, digitando primeiro o tamanho n (que deve ser múltiplo de 8 ) da matriz n x n e em seguida seus n² elementos, separados por um espaço em branco. Recomenda-se desviar a entrada padrão para um arquivo contendo a matriz e sua dimensão.</text:p>
        </text:list-item>
      </text:list>
      <text:p text:style-name="P47">Exemplo de compilação e uso com desvio na entrada padrão no Linux:</text:p>
      <text:p text:style-name="P31">$&gt; cat teste.txt</text:p>
      <text:p text:style-name="P53">8</text:p>
      <text:p text:style-name="P53">70 83 94 7 78 80 58 69</text:p>
      <text:p text:style-name="P53">49 21 22 46 34 100 26 40</text:p>
      <text:p text:style-name="P53">80 99 64 54 15 34 61 61</text:p>
      <text:p text:style-name="P53">47 51 26 68 6 16 82 76</text:p>
      <text:p text:style-name="P53">66 76 83 9 21 6 78 70</text:p>
      <text:p text:style-name="P53">94 0 82 28 66 74 34 11</text:p>
      <text:p text:style-name="P53">73 98 66 54 98 26 81 45</text:p>
      <text:p text:style-name="P52">43 6 79 49 90 60 91 21</text:p>
      <text:p text:style-name="P54">$ &gt; bash compila</text:p>
      <text:p text:style-name="P29">$ &gt; ./redutor 2 &lt; teste.txt</text:p>
      <text:p text:style-name="P31">Menor 0</text:p>
      <text:p text:style-name="P31">Maior 100</text:p>
      <text:p text:style-name="P31">Soma 3495</text:p>
      <text:p text:style-name="P31">A versão concorrente demorou 672 microsegundos para essa matriz 8x8</text:p>
      <text:p text:style-name="P31"/>
      <text:p text:style-name="P12"><text:span text:style-name="T9"><text:s/>Obs.:</text:span><text:span text:style-name="T13"> O arquivo teste.txt foi gerado previamente. O comando 'cat' apenas exibe o conteúdo do arquivo.</text:span></text:p>
      <text:p text:style-name="P8"/>
      <text:p text:style-name="P16"/>
      <text:p text:style-name="Standard"><text:span text:style-name="T5">Estratégias</text:span><text:span text:style-name="T3"> </text:span><text:span text:style-name="T5">utilizadas:</text:span></text:p>
      <text:list xml:id="list41628321" text:style-name="WWNum28">
        <text:list-item>
          <text:list>
            <text:list-item>
              <text:p text:style-name="P20">Código concorrente</text:p>
            </text:list-item>
          </text:list>
        </text:list-item>
      </text:list>
      <text:list xml:id="list41651671" text:style-name="WWNum26">
        <text:list-header>
          <text:p text:style-name="P32">Implementado usando threads, que rodaram uma função que computa o resultado para uma submatriz específica (onde a matriz original foi dividida igualmente entre elas) e, após isso, é aplicado o esquema do redutor, que foi sincronizado usando uma implementação de barreira usando a “passagem de bastão”, usando semáforos binários.</text:p>
        </text:list-header>
      </text:list>
      <text:p text:style-name="Standard"/>
      <text:list xml:id="list42413645" text:continue-list="list41628321" text:style-name="WWNum28">
        <text:list-item>
          <text:list>
            <text:list-item>
              <text:p text:style-name="P20">Código sequencial:</text:p>
            </text:list-item>
          </text:list>
        </text:list-item>
      </text:list>
      <text:list xml:id="list42436048" text:continue-list="list41651671" text:style-name="WWNum26">
        <text:list-header>
          <text:p text:style-name="P32">A mesma função usada para a versão concorrente no calculo das submatrizes foi usada aqui, só que com a matriz inteira.</text:p>
        </text:list-header>
      </text:list>
      <text:p text:style-name="P14"/>
      <text:p text:style-name="P14"/>
      <text:p text:style-name="P27">Dificuldades Encontradas:</text:p>
      <text:list xml:id="list42422883" text:continue-numbering="true" text:style-name="WWNum26">
        <text:list-header>
          <text:p text:style-name="P32">As principais dificuldades foram relacionadas à como o trabalho seria igualmente divido entre as threads e alocação de vetores dinâmicos usando <text:s/>a linguagem C.</text:p>
          <text:p text:style-name="P32"/>
        </text:list-header>
      </text:list>
      <text:p text:style-name="P27"/>
      <text:p text:style-name="P27"/>
      <text:p text:style-name="P55">Documentação do código:</text:p>
      <text:list xml:id="list41650603" text:style-name="WWNum2">
        <text:list-item>
          <text:list>
            <text:list-item>
              <text:p text:style-name="P21">Estruturas:</text:p>
            </text:list-item>
          </text:list>
        </text:list-item>
      </text:list>
      <text:p text:style-name="P12"><text:span text:style-name="T11">“RESULTADO”</text:span><text:span text:style-name="T12">: </text:span></text:p>
      <text:list xml:id="list42422535" text:continue-list="list42422883" text:style-name="WWNum26">
        <text:list-item>
          <text:p text:style-name="P32">Possui 3 campos: ‘soma’ (long int), ‘maior’ (int) e ‘menor’ (int). É usada para transferir os resultados de cada parte do sistema, entre as diferentes funções.</text:p>
        </text:list-item>
      </text:list>
      <text:p text:style-name="P2"/>
      <text:list xml:id="list42422006" text:continue-list="list41650603" text:style-name="WWNum2">
        <text:list-item>
          <text:list>
            <text:list-item>
              <text:p text:style-name="P21">Arquivos:</text:p>
            </text:list-item>
          </text:list>
        </text:list-item>
      </text:list>
      <text:p text:style-name="P1"><text:span text:style-name="T1">“</text:span><text:span text:style-name="T7">header.h”</text:span><text:span text:style-name="T10">: </text:span></text:p>
      <text:list xml:id="list41643548" text:style-name="WWNum18">
        <text:list-item>
          <text:p text:style-name="P34">Contém os protótipos das funções que são usadas pelo sistema (incluso as que são usadas para medidas de tempo), a definição da estrutura RESULTADO usada para armazenar os resultados dos processamentos e as constantes básicas.</text:p>
        </text:list-item>
      </text:list>
      <text:p text:style-name="P11"><text:span text:style-name="T15">“</text:span><text:span text:style-name="T11">funcoesEstrutura.c”</text:span><text:span text:style-name="T12">: </text:span></text:p>
      <text:list xml:id="list42414800" text:continue-numbering="true" text:style-name="WWNum18">
        <text:list-item>
          <text:p text:style-name="P34">Possui as funções usadas para manipular e calcular com a estrutura RESULTADO, além de sua impressão.</text:p>
        </text:list-item>
      </text:list>
      <text:p text:style-name="P11"><text:span text:style-name="T15">“</text:span><text:span text:style-name="T11">entradaDados.c”</text:span><text:span text:style-name="T12">: </text:span></text:p>
      <text:list xml:id="list41639366" text:style-name="WWNum25">
        <text:list-item>
          <text:p text:style-name="P35">Contém a função para a entrada da matriz. É usada a entrada padrão do sistema.</text:p>
        </text:list-item>
      </text:list>
      <text:p text:style-name="P11"><text:span text:style-name="T14">“</text:span><text:span text:style-name="T11">mainConc.c”</text:span><text:span text:style-name="T12">: </text:span></text:p>
      <text:list xml:id="list41642140" text:style-name="WWNum9">
        <text:list-item>
          <text:p text:style-name="P36">Solução concorrente, na qual uma matriz de n x n é dividida em quadrantes de tamanhos iguais (há uma restrição para o tamanho da matriz ser multiplo de uma constante) que são associados a cada uma das (n/8)² threads, que computam seus resultados usando a função calculaArea() e depois usam o esquema do redutor para se obter o resultado final.</text:p>
        </text:list-item>
      </text:list>
      <text:p text:style-name="P11"><text:span text:style-name="T15">“</text:span><text:span text:style-name="T11">medicao.c”</text:span><text:span text:style-name="T12">:</text:span></text:p>
      <text:list xml:id="list41644559" text:style-name="WWNum5">
        <text:list-item>
          <text:p text:style-name="P37">Contém as funções usadas na medição de tempo, com precisão de microsegundos.</text:p>
        </text:list-item>
      </text:list>
      <text:p text:style-name="P11"><text:span text:style-name="T15">“</text:span><text:span text:style-name="T11">redutor.c”</text:span><text:span text:style-name="T12">: </text:span></text:p>
      <text:list xml:id="list42421443" text:continue-list="list41640443" text:style-name="WWNum23">
        <text:list-item>
          <text:p text:style-name="P30">Programa principal que agrega todas as funcionalidades anteriores. </text:p>
          <text:p text:style-name="P30"/>
        </text:list-item>
      </text:list>
      <text:list xml:id="list42423067" text:continue-list="list42422006" text:style-name="WWNum2">
        <text:list-item>
          <text:list>
            <text:list-item>
              <text:p text:style-name="P21">Constantes</text:p>
            </text:list-item>
          </text:list>
        </text:list-item>
      </text:list>
      <text:p text:style-name="P1"><text:span text:style-name="T6">“QUADRANTE”</text:span><text:span text:style-name="T8">: </text:span></text:p>
      <text:list xml:id="list41646617" text:style-name="WWNum17">
        <text:list-item>
          <text:p text:style-name="P33"><text:soft-page-break/>O sistema inteiro deve ser usado em matrizes quadradas n x n, onde n é múltiplo de uma constante, que é definida inicialmente como 8.</text:p>
        </text:list-item>
      </text:list>
      <text:p text:style-name="P15"/>
      <text:list xml:id="list42407295" text:continue-list="list42423067" text:style-name="WWNum2">
        <text:list-item>
          <text:list>
            <text:list-item>
              <text:p text:style-name="P21">Funções</text:p>
            </text:list-item>
          </text:list>
        </text:list-item>
      </text:list>
      <text:p text:style-name="P11"><text:span text:style-name="T11">“operacao()”</text:span><text:span text:style-name="T12">: </text:span></text:p>
      <text:list xml:id="list41645892" text:style-name="WWNum8">
        <text:list-item>
          <text:p text:style-name="P38">Tem dois parâmetros do tipo RESULTADO. Essa função apenas devolve uma terceira estrutura RESULTADO contendo a ‘soma’ de ambos os parâmetros e os valores de ‘maior’ e ‘menor’ atualizados. É usada na função calculaArea() e durante o processo de redução.</text:p>
        </text:list-item>
      </text:list>
      <text:p text:style-name="P11"><text:span text:style-name="T11">“calculaArea()”</text:span><text:span text:style-name="T12">: </text:span></text:p>
      <text:list xml:id="list41627637" text:style-name="WWNum4">
        <text:list-item>
          <text:p text:style-name="P39">Requer os parâmetros: ‘matriz’ (int**), ‘tamanho’ (int), ‘pivoX’ (int), ‘pivoY’(int). Ela calcula o resultado da submatriz quadrada que vai do elemento matriz [pivoX][pivoY] até o elemento matriz[pivoX+tamanho] [pivoY+tamanho], usando a função operacao() e retorna uma estrutura RESULTADO.</text:p>
        </text:list-item>
      </text:list>
      <text:p text:style-name="P11"><text:span text:style-name="T11">“escreveResultado()”</text:span><text:span text:style-name="T12">:</text:span></text:p>
      <text:list xml:id="list41641229" text:style-name="WWNum22">
        <text:list-item>
          <text:p text:style-name="P40">Exibe na saída padrão os valores de uma estrutura RESULTADO, passada via parâmetro para essa função.</text:p>
        </text:list-item>
      </text:list>
      <text:p text:style-name="P11"><text:span text:style-name="T11">“entradaMatriz()”</text:span><text:span text:style-name="T12">: </text:span></text:p>
      <text:list xml:id="list41637207" text:style-name="WWNum6">
        <text:list-item>
          <text:p text:style-name="P41">Modera a entrada de dados, gerando uma matriz de 2 dimensões. A função recebe um inteiro por referência (em forma de ponteiro), que voltará com o tamanho da matriz recebida. Primeiro, é pedido o tamanho n para a matriz n x n, que deve ser multiplo da constante QUADRANTE, senão a função indicara o erro. Em seguida serão coletados os n² valores da matriz, separados por espaço em branco. Todo processo é feito via entrada padrão e se qualquer erro ocorrer, desde de falha na alocação de memória até uma letra digitada indevidamente, a função retornará uma matriz nula.</text:p>
        </text:list-item>
      </text:list>
      <text:p text:style-name="P11"><text:span text:style-name="T11">“sincBarreira()”</text:span><text:span text:style-name="T12">:</text:span></text:p>
      <text:list xml:id="list41654601" text:style-name="WWNum3">
        <text:list-item>
          <text:p text:style-name="P42">Usando uma variável compartilhada e dois semáforos, essa função implementa sincronização por barreira, usando a passagem de bastão. É chamada pelas threads.</text:p>
        </text:list-item>
      </text:list>
      <text:p text:style-name="P11"><text:span text:style-name="T11">“runnable()”</text:span><text:span text:style-name="T12">: </text:span></text:p>
      <text:list xml:id="list41654417" text:style-name="WWNum10">
        <text:list-item>
          <text:p text:style-name="P50"><text:span text:style-name="T13">Função básica que cada thread executa, recebe apenas o ID da thread nos parâmetros. A submatriz relativa àquela thread é calcula com o ID nesse ponto, obtendo-se os pivôs, usados em calculaArea(). Depois de calculado o resultado daquela submatriz, esse resultado é armazendo num vetor </text:span><text:soft-page-break/><text:span text:style-name="T13">global, na posição relativa ao ID da thread atual e é usado a lógica do Redutor para se obter o resultado final.</text:span></text:p>
        </text:list-item>
      </text:list>
      <text:p text:style-name="P11"><text:span text:style-name="T11">“inicializacaoGlobal()”</text:span><text:span text:style-name="T12">: </text:span></text:p>
      <text:list xml:id="list41630673" text:style-name="WWNum19">
        <text:list-item>
          <text:p text:style-name="P43">Apenas inicializa as variáveis compartilhadas, os semáforos e os vetores dinâmicos de pthread e RESULTADO.</text:p>
        </text:list-item>
      </text:list>
      <text:p text:style-name="P11"><text:span text:style-name="T11">“mainConc()”</text:span><text:span text:style-name="T12">: </text:span></text:p>
      <text:list xml:id="list41642879" text:style-name="WWNum16">
        <text:list-item>
          <text:p text:style-name="P44">Recebe a matriz e seu tamanho por parâmetro, usa o inicializacaoGlobal(), dispara as threads com a função runnable() e espera até que todas terminem e retorna o RESULTADO contido na posição zero do vetor de RESULTADOS.</text:p>
        </text:list-item>
      </text:list>
      <text:p text:style-name="P11"><text:span text:style-name="T11">“comecaContagem()”</text:span><text:span text:style-name="T12">:</text:span></text:p>
      <text:list xml:id="list41644208" text:style-name="WWNum24">
        <text:list-item>
          <text:p text:style-name="P45">Simplesmente armazena o horário atual em micro segundos em uma variável compartilhada.</text:p>
        </text:list-item>
      </text:list>
      <text:p text:style-name="P11"><text:span text:style-name="T11">“paraContagem()”</text:span><text:span text:style-name="T12">: </text:span></text:p>
      <text:list xml:id="list41655475" text:style-name="WWNum21">
        <text:list-item>
          <text:p text:style-name="P46">Subtrai o horário atual do tempo armazenado anteriormente e retorna esse valor(unsigned int).</text:p>
        </text:list-item>
      </text:list>
      <text:p text:style-name="P49"/>
      <text:p text:style-name="P49"/>
      <text:p text:style-name="P51">Descrição dos testes realizados:</text:p>
      <text:list xml:id="list42408000" text:continue-numbering="true" text:style-name="WWNum21">
        <text:list-header>
          <text:p text:style-name="P48">Os testes foram realizados usando as funções de medição (descritas acima) com matrizes geradas aleatoriamente, com valores entre 0 e 100, usando a mesma matriz para ambos os modos sequencial e concorrente. O computador usado foi um Pentium 4 de 3 Ghz com 1 Gb de memória RAM, rodando o sistema operacional Gentoo Linux (máquina padrão do Lab 1).</text:p>
        </text:list-header>
      </text:list>
      <text:p text:style-name="P13"/>
      <text:p text:style-name="P27">Média de Tempos de execução:</text:p>
      <text:p text:style-name="P10">Tamanho da matriz: 8X8</text:p>
      <text:p text:style-name="P10">Tempo concorrente: 1016</text:p>
      <text:p text:style-name="P10">Tempo sequencial: 2</text:p>
      <text:p text:style-name="P10"/>
      <text:p text:style-name="P10">Tamanho da matriz: 16X16</text:p>
      <text:p text:style-name="P10">Tempo concorrente: 458</text:p>
      <text:p text:style-name="P10"><text:soft-page-break/>Tempo sequencial: 8</text:p>
      <text:p text:style-name="P10"/>
      <text:p text:style-name="P10">Tamanho da matriz: 24X24</text:p>
      <text:p text:style-name="P10">Tempo concorrente: 758</text:p>
      <text:p text:style-name="P10">Tempo sequencial: 16</text:p>
      <text:p text:style-name="P10"/>
      <text:p text:style-name="P10">Tamanho da matriz: 32X32</text:p>
      <text:p text:style-name="P10">Tempo concorrente: 1277</text:p>
      <text:p text:style-name="P10">Tempo sequencial: 28</text:p>
      <text:p text:style-name="P10"/>
      <text:p text:style-name="P10">Tamanho da matriz: 40X40</text:p>
      <text:p text:style-name="P10">Tempo concorrente: 1862</text:p>
      <text:p text:style-name="P10">Tempo sequencial: 45</text:p>
      <text:p text:style-name="P10"/>
      <text:p text:style-name="P10">Tamanho da matriz: 48X48</text:p>
      <text:p text:style-name="P10">Tempo concorrente: 3057</text:p>
      <text:p text:style-name="P10">Tempo sequencial: 64</text:p>
      <text:p text:style-name="P10"/>
      <text:p text:style-name="P10">Tamanho da matriz: 56X56</text:p>
      <text:p text:style-name="P10">Tempo concorrente: 5539</text:p>
      <text:p text:style-name="P10">Tempo sequencial: 86</text:p>
      <text:p text:style-name="P10"/>
      <text:p text:style-name="P10">Tamanho da matriz: 64X64</text:p>
      <text:p text:style-name="P10">Tempo concorrente: 6979</text:p>
      <text:p text:style-name="P10"><text:soft-page-break/>Tempo sequencial: 113</text:p>
      <text:p text:style-name="P10"/>
      <text:p text:style-name="P10">Tamanho da matriz: 72X72</text:p>
      <text:p text:style-name="P10">Tempo concorrente: 11574</text:p>
      <text:p text:style-name="P10">Tempo sequencial: 142</text:p>
      <text:p text:style-name="P10"/>
      <text:p text:style-name="P10">Tamanho da matriz: 80X80</text:p>
      <text:p text:style-name="P10">Tempo concorrente: 27777</text:p>
      <text:p text:style-name="P10">Tempo sequencial: 176</text:p>
      <text:p text:style-name="P10"/>
      <text:p text:style-name="P10">Tamanho da matriz: 88X88</text:p>
      <text:p text:style-name="P10">Tempo concorrente: 38825</text:p>
      <text:p text:style-name="P10">Tempo sequencial: 213</text:p>
      <text:p text:style-name="P10"/>
      <text:p text:style-name="P10">Tamanho da matriz: 96X96</text:p>
      <text:p text:style-name="P10">Tempo concorrente: 53217</text:p>
      <text:p text:style-name="P10">Tempo sequencial: 251</text:p>
      <text:p text:style-name="P10"/>
      <text:p text:style-name="P10">Tamanho da matriz: 104X104</text:p>
      <text:p text:style-name="P10">Tempo concorrente: 70395</text:p>
      <text:p text:style-name="P10">Tempo sequencial: 299</text:p>
      <text:p text:style-name="P10"/>
      <text:p text:style-name="P10">Tamanho da matriz: 112X112</text:p>
      <text:p text:style-name="P10">Tempo concorrente: 91100</text:p>
      <text:p text:style-name="P10"><text:soft-page-break/>Tempo sequencial: 343</text:p>
      <text:p text:style-name="P10"/>
      <text:p text:style-name="P10">Tamanho da matriz: 120X120</text:p>
      <text:p text:style-name="P10">Tempo concorrente: 128092</text:p>
      <text:p text:style-name="P10">Tempo sequencial: 392</text:p>
      <text:p text:style-name="P10"/>
      <text:p text:style-name="P10">Tamanho da matriz: 128X128</text:p>
      <text:p text:style-name="P10">Tempo concorrente: 180299</text:p>
      <text:p text:style-name="P10">Tempo sequencial: 568</text:p>
      <text:p text:style-name="P10"/>
      <text:p text:style-name="P10">Tamanho da matriz: 136X136</text:p>
      <text:p text:style-name="P10">Tempo concorrente: 224920</text:p>
      <text:p text:style-name="P10">Tempo sequencial: 505</text:p>
      <text:p text:style-name="P10"/>
      <text:p text:style-name="P10">Tamanho da matriz: 144X144</text:p>
      <text:p text:style-name="P10">Tempo concorrente: 295604</text:p>
      <text:p text:style-name="P10">Tempo sequencial: 566</text:p>
      <text:p text:style-name="P10"/>
      <text:p text:style-name="P10">Tamanho da matriz: 152X152</text:p>
      <text:p text:style-name="P10">Tempo concorrente: 366055</text:p>
      <text:p text:style-name="P10">Tempo sequencial: 630</text:p>
      <text:p text:style-name="P10"/>
      <text:p text:style-name="P10">Tamanho da matriz: 160X160</text:p>
      <text:p text:style-name="P10">Tempo concorrente: N/A (Ultrapassa o limite de threads possíveis)</text:p>
      <text:p text:style-name="P10"><text:soft-page-break/>Tempo sequencial: 697</text:p>
      <text:p text:style-name="P10"/>
      <text:p text:style-name="P10">Conclusão: <text:span text:style-name="T16">Percebe-se que o tempo concorrente nunca é menor do que o tempo sequencial nessa máquina, e com uma matriz maior ou igual a 160x160, o sistema atinge seu limite de threads. Isso se deve ao fato de que todo o processo de sincronização e gerenciamento das threads é muito custoso e não compensa nessa situação específica. Uma máquina mais poderosa, com vários núcleos de processamento pode inverter essa situação, especialmente para casos em que o processamento de cada parte seja mais complexo e demorado, tirando mais proveito da computação realizada em paralelo e “diluindo” os custos de gerenciamento das threa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/>
    <style:style style:name="Normal_20__28_Web_29_" style:display-name="Normal (Web)" style:family="paragraph" style:parent-style-name="Standard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ias</meta:initial-creator>
    <meta:editing-cycles>13</meta:editing-cycles>
    <meta:creation-date>2012-05-17T18:21:00</meta:creation-date>
    <dc:date>2012-05-17T22:27:44.88</dc:date>
    <meta:editing-duration>PT2H25M32S</meta:editing-duration>
    <meta:generator>LibreOffice/3.4$Win32 LibreOffice_project/340m1$Build-402</meta:generator>
    <meta:document-statistic meta:table-count="0" meta:image-count="0" meta:object-count="0" meta:page-count="11" meta:paragraph-count="153" meta:word-count="1390" meta:character-count="8587" meta:non-whitespace-character-count="7372"/>
    <meta:template xlink:type="simple" xlink:actuate="onRequest" xlink:title="Normal" xlink:href=""/>
  </office:meta>
</office:document-meta>
</file>